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ec93" officeooo:paragraph-rsid="0007ec93"/>
    </style:style>
    <style:style style:name="P2" style:family="paragraph" style:parent-style-name="Standard">
      <style:text-properties officeooo:rsid="00087285" officeooo:paragraph-rsid="00087285"/>
    </style:style>
    <style:style style:name="P3" style:family="paragraph" style:parent-style-name="Standard">
      <style:text-properties officeooo:rsid="00087285" officeooo:paragraph-rsid="00087285"/>
    </style:style>
    <style:style style:name="P4" style:family="paragraph" style:parent-style-name="Standard">
      <style:text-properties officeooo:rsid="000ad0a0" officeooo:paragraph-rsid="000ad0a0"/>
    </style:style>
    <style:style style:name="P5" style:family="paragraph" style:parent-style-name="Standard">
      <style:text-properties officeooo:rsid="000ad0a0" officeooo:paragraph-rsid="000b1312"/>
    </style:style>
    <style:style style:name="P6" style:family="paragraph" style:parent-style-name="Standard">
      <style:text-properties officeooo:rsid="000b1312" officeooo:paragraph-rsid="000b1312"/>
    </style:style>
    <style:style style:name="T1" style:family="text">
      <style:text-properties officeooo:rsid="000b13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sk 1: Plan &amp; Explore </text:p>
      <text:p text:style-name="P1">Define questions for the project and familiarize with the data </text:p>
      <text:p text:style-name="P1"/>
      <text:p text:style-name="P1">Context: CRIME data in Chicargo; Utilize analytics to learn about crome TRENDS and imporve public safety.</text:p>
      <text:p text:style-name="P1"/>
      <text:p text:style-name="P1">Goal: You need to provide the PD with a database to manage and analyze the crime data that will capture their needs.</text:p>
      <text:p text:style-name="P1">Additionally you are to perfrom EDA</text:p>
      <text:p text:style-name="P1"/>
      <text:p text:style-name="P1">Main areads of interest:</text:p>
      <text:p text:style-name="P1">I) crime trensd in relations to quantitiy, type fo crimes and arrests</text:p>
      <text:p text:style-name="P1">II) how much crime tends o vary in time, over periods of the year or years</text:p>
      <text:p text:style-name="P1">III) how such crime trends vary by location and/or type or locations</text:p>
      <text:p text:style-name="P2">IIII) how much crime trands vary per police units and districs </text:p>
      <text:p text:style-name="P2"/>
      <text:p text:style-name="P2"/>
      <text:p text:style-name="P2">You have to select and decide what kind of questions to priorizie; create a db that allows you to answer these questions </text:p>
      <text:p text:style-name="P2"/>
      <text:p text:style-name="P2"/>
      <text:p text:style-name="P4">‘’’</text:p>
      <text:p text:style-name="P6">1. Description of the project:</text:p>
      <text:p text:style-name="P6"/>
      <text:p text:style-name="P6">I) overall nature of the project</text:p>
      <text:p text:style-name="P5">Data drives security. The wide spread adoption of data information systems to recognize crime-hotspots patterns to increase policing efficiency and protect people. <text:span text:style-name="T1">Thus, creating effective information systems for crime prevention is at the center of policy maker and executive branches of governments. This trend has led to the Chicago PD reaching out to this Data Management Team with the request of creating a Data Management System for crime-data in Chicago.</text:span></text:p>
      <text:p text:style-name="P5"/>
      <text:p text:style-name="P5">To this end, the Chicago PD and this Data Management Unit is interested on setting the foundation for a FAIR database. </text:p>
      <text:p text:style-name="P5"/>
      <text:p text:style-name="P6">II) research question</text:p>
      <text:p text:style-name="P5">The overarching goal of this project is to set the foundations to funnel the existing <text:span text:style-name="T1">crime-</text:span>data into a data model to improve its readability (analytic<text:span text:style-name="T1">s</text:span>), accessibility (logical structure &amp; metric-interpretability), and further use in feeding systems for advanced predictive crime prevention. </text:p>
      <text:p text:style-name="P6"/>
      <text:p text:style-name="P6"/>
      <text:p text:style-name="P6">The main focus of this project is, thus, focused on the accessibility and further </text:p>
      <text:p text:style-name="P5"/>
      <text:p text:style-name="P4"/>
      <text:p text:style-name="P4"/>
      <text:p text:style-name="P6">III) Project time line</text:p>
      <text:p text:style-name="P6">Due to the limited scope and complexity of the given project, considering that this project build the fundamental for future analytics projects, the project time line is set to be approximately 5 weeks in total. </text:p>
      <text:p text:style-name="P6"/>
      <text:p text:style-name="P6">2. Origin of Data</text:p>
      <text:p text:style-name="P4"/>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2T11:19:15.267813588</meta:creation-date>
    <meta:generator>LibreOffice/7.3.4.2$Linux_X86_64 LibreOffice_project/30$Build-2</meta:generator>
    <dc:date>2022-09-02T23:26:08.396652828</dc:date>
    <meta:editing-duration>PT19M1S</meta:editing-duration>
    <meta:editing-cycles>4</meta:editing-cycles>
    <meta:document-statistic meta:table-count="0" meta:image-count="0" meta:object-count="0" meta:page-count="1" meta:paragraph-count="23" meta:word-count="342" meta:character-count="2058" meta:non-whitespace-character-count="1731"/>
  </office:meta>
</office:document-meta>
</file>